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name-asian="Times New Roman1" style:font-style-asian="italic" style:font-name-complex="Times New Roman1" style:font-style-complex="italic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7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51cm" svg:height="0.69cm" draw:z-index="0"><draw:image xlink:href="../../odt/images/1008.png" xlink:type="simple" xlink:show="embed" xlink:actuate="onLoad"/></draw:frame></text:p>
          </table:table-cell>
          <table:table-cell table:style-name="Table1.B1" office:value-type="string">
            <text:h text:style-name="P6" text:outline-level="1">В память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0">C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19cm" svg:height="1.161cm" draw:z-index="1"><draw:image xlink:href="../../odt/images/1008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предназначен для соединения одной части схемы с другой, находящейся в произвольном месте проекта. Для указания названия точки соединения необходимо произвести двойной щелчок по блоку. Можно указывать несколько точек соединения в блоке.</text:p>
            <text:p text:style-name="P2">Блок <text:span text:style-name="T1">векторизован</text:span> и выполняет процедуру формирования в динамической памяти глобальных (именованных) переменных, посредством которых реализуется 1-ый этап “беспроводной” передачи данных (например, из Главного схемного окна в субмодель или из субмодели в Главное схемное окно или в другую субмодель).</text:p>
            <text:p text:style-name="P2">Блок имеет только входные порты (один или несколько).</text:p>
            <text:p text:style-name="P2">Блок имеет специальное диалоговое окно, содержащее диалоговую строку <text:span text:style-name="T1">Имя переменной</text:span> (для ввода имени глобальной переменной) и информационное окно <text:span text:style-name="T1">Список переменных</text:span> (для вывода в него списка имен всех имеющихся в проекте глобальных переменных на момент открытия диалогового окна).</text:p>
            <text:p text:style-name="P2">По умолчанию в 1-ом перенесенном в Схемное окно блоке <text:span text:style-name="T3">В память</text:span> в строке <text:span text:style-name="T1">Имя переменной</text:span> введено <text:span text:style-name="T1">Y1</text:span>. Если Вас устраивает данное имя переменной, то нажатие на клавишу Да приведет к формировании в динамической памяти одноименной глобальной переменной (скалярной или векторной в соответствии с размерностью входного сигнала блока).</text:p>
            <text:p text:style-name="P2">Если в 1-ом перенесенном в Схемное окно блоке <text:span text:style-name="T3">В память</text:span> оставлено имя по умолчанию (<text:span text:style-name="T1">Y1</text:span>), то при открытии диалогового окна 2-го перенесенного в Схемное окно блока <text:span text:style-name="T3">В память</text:span> по умолчанию будет предложено имя <text:span text:style-name="T1">Y2</text:span>, а информационное окно Список переменных будет содержать 2 (два) имени: <text:span text:style-name="T1">Y1</text:span> и <text:span text:style-name="T1">Y2</text:span>.</text:p>
            <text:p text:style-name="P2">Пример заполнения диалогового окна:</text:p>
            <text:p text:style-name="P2"><draw:frame draw:style-name="fr2" draw:name="Графический объект3" text:anchor-type="as-char" svg:width="12.49cm" svg:height="6.879cm" draw:z-index="2"><draw:image xlink:href="../images/1008_a.png" xlink:type="simple" xlink:show="embed" xlink:actuate="onLoad"/></draw:frame></text:p>
            <text:p text:style-name="P2"><text:span text:style-name="T11">Если Вы желаете присвоить переменной (скалярной или векторной) уникальное </text:span><text:soft-page-break/><text:span text:style-name="T11">имя (например, </text:span><text:span text:style-name="T2">dN(t)/No</text:span><text:span text:style-name="T11">), необходимо удалить в диалоговой строке имя по умолчанию и </text:span><text:span text:style-name="T11">ввести желаемое.</text:span></text:p>
            <text:p text:style-name="P2"><text:span text:style-name="T2">Свойства</text:span><text:span text:style-name="T11">:</text:span><text:span text:style-name="T8"> для работы блока свойства задавать не требуется.</text:span></text:p>
            <text:p text:style-name="P2"><text:span text:style-name="T1">Примечания</text:span>:</text:p>
            <text:list xml:id="list859978631670277780" text:style-name="L1">
              <text:list-item>
                <text:p text:style-name="P3"><text:span text:style-name="T11">Для формирования векторной глобальной переменной необходимо предварительно сформировать векторный входной сигнал, например, посредством типового блока </text:span><text:span text:style-name="T4">Мультиплексор</text:span><text:span text:style-name="T11">.</text:span></text:p>
              </text:list-item>
              <text:list-item>
                <text:p text:style-name="P3"><text:span text:style-name="T11">Если количество переменных значительно и полный список не помещается в каком-то из миниокон, то для просмотра всего содержания предусмотрен стандартный механизм <text:s/></text:span><text:span text:style-name="T11">“прокрутки” данного окна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 память</dc:title>
    <dc:date>2014-12-01T18:30:03.29</dc:date>
    <meta:generator>OpenOffice/4.1.1$Win32 OpenOffice.org_project/411m6$Build-9775</meta:generator>
    <meta:editing-duration>PT2H11M54S</meta:editing-duration>
    <meta:editing-cycles>75</meta:editing-cycles>
    <meta:document-statistic meta:table-count="1" meta:image-count="3" meta:object-count="0" meta:page-count="2" meta:paragraph-count="19" meta:word-count="298" meta:character-count="2166"/>
  </office:meta>
</office:document-meta>
</file>